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babd1" officeooo:paragraph-rsid="000cb28b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babd1" officeooo:paragraph-rsid="000cbd71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babd1" officeooo:paragraph-rsid="000ed5a1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babd1" officeooo:paragraph-rsid="00104f66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babd1" officeooo:paragraph-rsid="0011a90b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babd1" officeooo:paragraph-rsid="00130cdb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babd1" officeooo:paragraph-rsid="001335b5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babd1" officeooo:paragraph-rsid="0017a512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babd1" officeooo:paragraph-rsid="001928a9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babd1" officeooo:paragraph-rsid="001b771b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babd1" officeooo:paragraph-rsid="001c9920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babd1" officeooo:paragraph-rsid="0021040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babd1" officeooo:paragraph-rsid="002302f1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babd1" officeooo:paragraph-rsid="0024405a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babd1" officeooo:paragraph-rsid="0026ef1d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babd1" officeooo:paragraph-rsid="002762a1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0babd1" officeooo:paragraph-rsid="0028b9cf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0babd1" officeooo:paragraph-rsid="0029d09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0babd1" officeooo:paragraph-rsid="002bfd77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0cbd71" officeooo:paragraph-rsid="000cbd71" fo:background-color="#dddddd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paragraph-rsid="001cf7da"/>
    </style:style>
    <style:style style:name="P22" style:family="paragraph" style:parent-style-name="Standard">
      <style:paragraph-properties fo:line-height="150%"/>
      <style:text-properties style:font-name="Ubuntu" fo:font-size="14pt" officeooo:paragraph-rsid="001faf2a"/>
    </style:style>
    <style:style style:name="P23" style:family="paragraph" style:parent-style-name="Standard">
      <style:paragraph-properties fo:line-height="150%"/>
      <style:text-properties officeooo:paragraph-rsid="001335b5"/>
    </style:style>
    <style:style style:name="P2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5" style:family="paragraph" style:parent-style-name="Standard">
      <style:paragraph-properties fo:line-height="150%"/>
      <style:text-properties style:font-name="Ubuntu" fo:font-size="14pt" officeooo:rsid="000ed5a1" officeooo:paragraph-rsid="000ed5a1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104f66" officeooo:paragraph-rsid="00104f66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1c9920" officeooo:paragraph-rsid="001c9920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1cf7da" officeooo:paragraph-rsid="001cf7da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10402" officeooo:paragraph-rsid="00210402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4405a" officeooo:paragraph-rsid="0024405a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6ef1d" officeooo:paragraph-rsid="0026ef1d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6ef1d" officeooo:paragraph-rsid="002762a1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8b9cf" officeooo:paragraph-rsid="0028b9cf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bfd77" officeooo:paragraph-rsid="002bfd77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0babd1" officeooo:paragraph-rsid="003297f0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0babd1" officeooo:paragraph-rsid="0034f9cd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0babd1" officeooo:paragraph-rsid="003773a7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fo:font-weight="normal" officeooo:rsid="001928a9" officeooo:paragraph-rsid="001928a9" style:font-size-asian="14pt" style:font-weight-asian="normal" style:font-size-complex="14pt" style:font-weight-complex="normal"/>
    </style:style>
    <style:style style:name="T1" style:family="text">
      <style:text-properties style:font-name="Ubuntu" fo:font-size="14pt" officeooo:rsid="001335b5" style:font-size-asian="14pt" style:font-size-complex="14pt"/>
    </style:style>
    <style:style style:name="T2" style:family="text">
      <style:text-properties style:font-name="Ubuntu" fo:font-size="14pt" officeooo:rsid="001335b5" fo:background-color="#dddddd" loext:char-shading-value="0" style:font-size-asian="14pt" style:font-size-complex="14pt"/>
    </style:style>
    <style:style style:name="T3" style:family="text">
      <style:text-properties fo:font-weight="bold" officeooo:rsid="000cbd71" style:font-weight-asian="bold" style:font-weight-complex="bold"/>
    </style:style>
    <style:style style:name="T4" style:family="text">
      <style:text-properties fo:font-weight="bold" officeooo:rsid="000ed5a1" style:font-weight-asian="bold" style:font-weight-complex="bold"/>
    </style:style>
    <style:style style:name="T5" style:family="text">
      <style:text-properties fo:font-weight="bold" officeooo:rsid="00104f66" style:font-weight-asian="bold" style:font-weight-complex="bold"/>
    </style:style>
    <style:style style:name="T6" style:family="text">
      <style:text-properties fo:font-weight="bold" officeooo:rsid="00130cdb" style:font-weight-asian="bold" style:font-weight-complex="bold"/>
    </style:style>
    <style:style style:name="T7" style:family="text">
      <style:text-properties fo:font-weight="bold" officeooo:rsid="0017a512" style:font-weight-asian="bold" style:font-weight-complex="bold"/>
    </style:style>
    <style:style style:name="T8" style:family="text">
      <style:text-properties fo:font-weight="bold" officeooo:rsid="001ac9d7" style:font-weight-asian="bold" style:font-weight-complex="bold"/>
    </style:style>
    <style:style style:name="T9" style:family="text">
      <style:text-properties fo:font-weight="bold" officeooo:rsid="001b771b" style:font-weight-asian="bold" style:font-weight-complex="bold"/>
    </style:style>
    <style:style style:name="T10" style:family="text">
      <style:text-properties fo:font-weight="bold" officeooo:rsid="001faf2a" style:font-weight-asian="bold" style:font-weight-complex="bold"/>
    </style:style>
    <style:style style:name="T11" style:family="text">
      <style:text-properties fo:font-weight="bold" officeooo:rsid="00210402" style:font-weight-asian="bold" style:font-weight-complex="bold"/>
    </style:style>
    <style:style style:name="T12" style:family="text">
      <style:text-properties fo:font-weight="bold" officeooo:rsid="0023c016" style:font-weight-asian="bold" style:font-weight-complex="bold"/>
    </style:style>
    <style:style style:name="T13" style:family="text">
      <style:text-properties fo:font-weight="bold" officeooo:rsid="002537b9" style:font-weight-asian="bold" style:font-weight-complex="bold"/>
    </style:style>
    <style:style style:name="T14" style:family="text">
      <style:text-properties fo:font-weight="bold" officeooo:rsid="0028b9cf" style:font-weight-asian="bold" style:font-weight-complex="bold"/>
    </style:style>
    <style:style style:name="T15" style:family="text">
      <style:text-properties fo:font-weight="bold" officeooo:rsid="002ae74a" style:font-weight-asian="bold" style:font-weight-complex="bold"/>
    </style:style>
    <style:style style:name="T16" style:family="text">
      <style:text-properties fo:font-weight="bold" officeooo:rsid="002dac13" style:font-weight-asian="bold" style:font-weight-complex="bold"/>
    </style:style>
    <style:style style:name="T17" style:family="text">
      <style:text-properties fo:font-weight="bold" officeooo:rsid="003377b2" style:font-weight-asian="bold" style:font-weight-complex="bold"/>
    </style:style>
    <style:style style:name="T18" style:family="text">
      <style:text-properties fo:font-weight="bold" officeooo:rsid="00353cc6" style:font-weight-asian="bold" style:font-weight-complex="bold"/>
    </style:style>
    <style:style style:name="T19" style:family="text">
      <style:text-properties fo:font-weight="bold" officeooo:rsid="0037fe0e" style:font-weight-asian="bold" style:font-weight-complex="bold"/>
    </style:style>
    <style:style style:name="T20" style:family="text">
      <style:text-properties fo:font-weight="bold" officeooo:rsid="001c9920" style:font-size-asian="14pt" style:font-weight-asian="bold" style:font-size-complex="14pt" style:font-weight-complex="bold"/>
    </style:style>
    <style:style style:name="T21" style:family="text">
      <style:text-properties officeooo:rsid="000bd5ef"/>
    </style:style>
    <style:style style:name="T22" style:family="text">
      <style:text-properties officeooo:rsid="000cb28b"/>
    </style:style>
    <style:style style:name="T23" style:family="text">
      <style:text-properties officeooo:rsid="000cbd71"/>
    </style:style>
    <style:style style:name="T24" style:family="text">
      <style:text-properties officeooo:rsid="000d0301"/>
    </style:style>
    <style:style style:name="T25" style:family="text">
      <style:text-properties officeooo:rsid="000ed5a1"/>
    </style:style>
    <style:style style:name="T26" style:family="text">
      <style:text-properties officeooo:rsid="000ed5a1" fo:background-color="#dddddd" loext:char-shading-value="0"/>
    </style:style>
    <style:style style:name="T27" style:family="text">
      <style:text-properties officeooo:rsid="00104f66" fo:background-color="#dddddd" loext:char-shading-value="0"/>
    </style:style>
    <style:style style:name="T28" style:family="text">
      <style:text-properties officeooo:rsid="0011a90b" fo:background-color="#dddddd" loext:char-shading-value="0"/>
    </style:style>
    <style:style style:name="T29" style:family="text">
      <style:text-properties officeooo:rsid="001b771b" fo:background-color="#dddddd" loext:char-shading-value="0"/>
    </style:style>
    <style:style style:name="T30" style:family="text">
      <style:text-properties officeooo:rsid="001c9920" fo:background-color="#dddddd" loext:char-shading-value="0"/>
    </style:style>
    <style:style style:name="T31" style:family="text">
      <style:text-properties officeooo:rsid="00210402" fo:background-color="#dddddd" loext:char-shading-value="0"/>
    </style:style>
    <style:style style:name="T32" style:family="text">
      <style:text-properties officeooo:rsid="002302f1" fo:background-color="#dddddd" loext:char-shading-value="0"/>
    </style:style>
    <style:style style:name="T33" style:family="text">
      <style:text-properties officeooo:rsid="0024405a" fo:background-color="#dddddd" loext:char-shading-value="0"/>
    </style:style>
    <style:style style:name="T34" style:family="text">
      <style:text-properties officeooo:rsid="002762a1" fo:background-color="#dddddd" loext:char-shading-value="0"/>
    </style:style>
    <style:style style:name="T35" style:family="text">
      <style:text-properties officeooo:rsid="0029d093" fo:background-color="#dddddd" loext:char-shading-value="0"/>
    </style:style>
    <style:style style:name="T36" style:family="text">
      <style:text-properties officeooo:rsid="002bfd77" fo:background-color="#dddddd" loext:char-shading-value="0"/>
    </style:style>
    <style:style style:name="T37" style:family="text">
      <style:text-properties officeooo:rsid="00307306" fo:background-color="#dddddd" loext:char-shading-value="0"/>
    </style:style>
    <style:style style:name="T38" style:family="text">
      <style:text-properties officeooo:rsid="0034f9cd" fo:background-color="#dddddd" loext:char-shading-value="0"/>
    </style:style>
    <style:style style:name="T39" style:family="text">
      <style:text-properties officeooo:rsid="003773a7" fo:background-color="#dddddd" loext:char-shading-value="0"/>
    </style:style>
    <style:style style:name="T40" style:family="text">
      <style:text-properties officeooo:rsid="003773a7" fo:background-color="#dddddd" loext:char-shading-value="0"/>
    </style:style>
    <style:style style:name="T41" style:family="text">
      <style:text-properties officeooo:rsid="00104f66"/>
    </style:style>
    <style:style style:name="T42" style:family="text">
      <style:text-properties officeooo:rsid="0011a90b"/>
    </style:style>
    <style:style style:name="T43" style:family="text">
      <style:text-properties officeooo:rsid="00130cdb"/>
    </style:style>
    <style:style style:name="T44" style:family="text">
      <style:text-properties officeooo:rsid="001335b5"/>
    </style:style>
    <style:style style:name="T45" style:family="text">
      <style:text-properties fo:font-variant="normal" fo:text-transform="none" fo:color="#000000" loext:opacity="100%" fo:letter-spacing="normal" fo:font-style="normal" fo:font-weight="normal" style:font-size-asian="14pt" style:font-size-complex="14pt"/>
    </style:style>
    <style:style style:name="T46" style:family="text">
      <style:text-properties fo:font-variant="normal" fo:text-transform="none" fo:color="#000000" loext:opacity="100%" fo:letter-spacing="normal" fo:font-style="normal" fo:font-weight="normal" officeooo:rsid="001cf7da" style:font-size-asian="14pt" style:font-size-complex="14pt"/>
    </style:style>
    <style:style style:name="T47" style:family="text">
      <style:text-properties fo:font-variant="normal" fo:text-transform="none" fo:color="#000000" loext:opacity="100%" fo:letter-spacing="normal" fo:font-style="normal" fo:font-weight="normal" officeooo:rsid="001cf7da" fo:background-color="#dddddd" loext:char-shading-value="0" style:font-size-asian="14pt" style:font-size-complex="14pt"/>
    </style:style>
    <style:style style:name="T48" style:family="text">
      <style:text-properties fo:font-variant="normal" fo:text-transform="none" fo:color="#000000" loext:opacity="100%" fo:letter-spacing="normal" fo:font-style="normal" fo:font-weight="normal" officeooo:rsid="001faf2a" fo:background-color="#dddddd" loext:char-shading-value="0" style:font-size-asian="14pt" style:font-size-complex="14pt"/>
    </style:style>
    <style:style style:name="T49" style:family="text">
      <style:text-properties fo:font-variant="normal" fo:text-transform="none" fo:color="#000000" loext:opacity="100%" fo:letter-spacing="normal" fo:font-style="normal" fo:font-weight="normal" officeooo:rsid="001faf2a" fo:background-color="transparent" loext:char-shading-value="0" style:font-size-asian="14pt" style:font-size-complex="14pt"/>
    </style:style>
    <style:style style:name="T50" style:family="text">
      <style:text-properties fo:font-weight="normal" officeooo:rsid="001928a9" style:font-weight-asian="normal" style:font-weight-complex="normal"/>
    </style:style>
    <style:style style:name="T51" style:family="text">
      <style:text-properties fo:font-weight="normal" officeooo:rsid="002302f1" style:font-weight-asian="normal" style:font-weight-complex="normal"/>
    </style:style>
    <style:style style:name="T52" style:family="text">
      <style:text-properties fo:font-weight="normal" officeooo:rsid="00307306" style:font-weight-asian="normal" style:font-weight-complex="normal"/>
    </style:style>
    <style:style style:name="T53" style:family="text">
      <style:text-properties fo:font-weight="normal" officeooo:rsid="001928a9" fo:background-color="#dddddd" loext:char-shading-value="0" style:font-weight-asian="normal" style:font-weight-complex="normal"/>
    </style:style>
    <style:style style:name="T54" style:family="text">
      <style:text-properties officeooo:rsid="00210402" fo:background-color="transparent" loext:char-shading-value="0"/>
    </style:style>
    <style:style style:name="T55" style:family="text">
      <style:text-properties officeooo:rsid="001ac9d7"/>
    </style:style>
    <style:style style:name="T56" style:family="text">
      <style:text-properties officeooo:rsid="001b771b"/>
    </style:style>
    <style:style style:name="T57" style:family="text">
      <style:text-properties officeooo:rsid="001c9920"/>
    </style:style>
    <style:style style:name="T58" style:family="text">
      <style:text-properties officeooo:rsid="000babd1" style:font-size-asian="14pt" style:font-size-complex="14pt"/>
    </style:style>
    <style:style style:name="T59" style:family="text">
      <style:text-properties officeooo:rsid="001c9920" style:font-size-asian="14pt" style:font-size-complex="14pt"/>
    </style:style>
    <style:style style:name="T60" style:family="text">
      <style:text-properties officeooo:rsid="001cf7da" style:font-size-asian="14pt" style:font-size-complex="14pt"/>
    </style:style>
    <style:style style:name="T61" style:family="text">
      <style:text-properties officeooo:rsid="001faf2a"/>
    </style:style>
    <style:style style:name="T62" style:family="text">
      <style:text-properties officeooo:rsid="00210402"/>
    </style:style>
    <style:style style:name="T63" style:family="text">
      <style:text-properties officeooo:rsid="002302f1"/>
    </style:style>
    <style:style style:name="T64" style:family="text">
      <style:text-properties officeooo:rsid="0023c016"/>
    </style:style>
    <style:style style:name="T65" style:family="text">
      <style:text-properties officeooo:rsid="0024405a"/>
    </style:style>
    <style:style style:name="T66" style:family="text">
      <style:text-properties officeooo:rsid="002537b9"/>
    </style:style>
    <style:style style:name="T67" style:family="text">
      <style:text-properties officeooo:rsid="0026ef1d"/>
    </style:style>
    <style:style style:name="T68" style:family="text">
      <style:text-properties officeooo:rsid="002762a1"/>
    </style:style>
    <style:style style:name="T69" style:family="text">
      <style:text-properties officeooo:rsid="0028b9cf"/>
    </style:style>
    <style:style style:name="T70" style:family="text">
      <style:text-properties officeooo:rsid="0029d093"/>
    </style:style>
    <style:style style:name="T71" style:family="text">
      <style:text-properties officeooo:rsid="002ae74a"/>
    </style:style>
    <style:style style:name="T72" style:family="text">
      <style:text-properties officeooo:rsid="002bfd77"/>
    </style:style>
    <style:style style:name="T73" style:family="text">
      <style:text-properties officeooo:rsid="002dac13"/>
    </style:style>
    <style:style style:name="T74" style:family="text">
      <style:text-properties officeooo:rsid="002db144"/>
    </style:style>
    <style:style style:name="T75" style:family="text">
      <style:text-properties officeooo:rsid="002ef629"/>
    </style:style>
    <style:style style:name="T76" style:family="text">
      <style:text-properties officeooo:rsid="00307306"/>
    </style:style>
    <style:style style:name="T77" style:family="text">
      <style:text-properties officeooo:rsid="003377b2"/>
    </style:style>
    <style:style style:name="T78" style:family="text">
      <style:text-properties officeooo:rsid="0034f9cd"/>
    </style:style>
    <style:style style:name="T79" style:family="text">
      <style:text-properties officeooo:rsid="00353cc6"/>
    </style:style>
    <style:style style:name="T80" style:family="text">
      <style:text-properties officeooo:rsid="00364e96"/>
    </style:style>
    <style:style style:name="T81" style:family="text">
      <style:text-properties officeooo:rsid="003694a7"/>
    </style:style>
    <style:style style:name="T82" style:family="text">
      <style:text-properties officeooo:rsid="003773a7"/>
    </style:style>
    <style:style style:name="T83" style:family="text">
      <style:text-properties officeooo:rsid="0037fe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Estilização Javascript</text:h>
      <text:p text:style-name="P2"><text:span text:style-name="T3">style -</text:span><text:span text:style-name="T23"> </text:span>Para estilizar qualquer elemento <text:span text:style-name="T21">Html</text:span> é preciso <text:span text:style-name="T21">primeiro</text:span> <text:span text:style-name="T21">declarar a propriedade style, </text:span><text:span text:style-name="T22">através dela é possível </text:span><text:span text:style-name="T23">aplicar</text:span><text:span text:style-name="T22"> qualquer </text:span><text:span text:style-name="T23">configuração css:</text:span></text:p>
      <text:p text:style-name="P20">elemento.style </text:p>
      <text:p text:style-name="P1"><text:s text:c="5"/></text:p>
      <text:p text:style-name="P3"><text:s text:c="5"/><text:span text:style-name="T3">accentColor –</text:span><text:span text:style-name="T23"> </text:span><text:span text:style-name="T24">Define a cor de destaque dos controles de interface do </text:span></text:p>
      <text:p text:style-name="P3"><text:span text:style-name="T24"><text:s text:c="5"/>usuario, </text:span><text:span text:style-name="T25">é aplicado aos elementos &lt;input type=”checkbox”&gt;, &lt;input </text:span></text:p>
      <text:p text:style-name="P25"><text:s text:c="5"/>type=”radio”&gt;, &lt;input type=”range”&gt; e &lt;progress&gt;: </text:p>
      <text:p text:style-name="P3"><text:span text:style-name="T25"><text:s text:c="5"/></text:span><text:span text:style-name="T26">elemento.style.accentColor = “ “ </text:span></text:p>
      <text:p text:style-name="P2"><text:s text:c="5"/></text:p>
      <text:p text:style-name="P4"><text:s text:c="5"/><text:span text:style-name="T4">alignContent –</text:span><text:span text:style-name="T25"> </text:span><text:span text:style-name="T41">Alinha os itens de um container flexivel quando eles não </text:span></text:p>
      <text:p text:style-name="P26"><text:s text:c="5"/>usam todo o espaço disponivel no eixo vertical, pode receber os valores <text:s text:c="2"/></text:p>
      <text:p text:style-name="P26"><text:s text:c="5"/>stretch, center, flex-start, flex-end, space-between, space-around, initial e </text:p>
      <text:p text:style-name="P4"><text:span text:style-name="T41"><text:s text:c="5"/>inherit: </text:span><text:span text:style-name="T27">elemento.style.alignContent = “ ” </text:span></text:p>
      <text:p text:style-name="P2"><text:s text:c="5"/></text:p>
      <text:p text:style-name="P5"><text:s text:c="5"/><text:span text:style-name="T5">alignItems –</text:span><text:span text:style-name="T41"> </text:span><text:span text:style-name="T43">Define</text:span><text:span text:style-name="T42"> o alinhamento padrão para </text:span><text:span text:style-name="T43">elementos</text:span><text:span text:style-name="T42"> dentro de um </text:span></text:p>
      <text:p text:style-name="P5"><text:span text:style-name="T42"><text:s text:c="5"/>container flexivel, pode receber os valores </text:span><text:span text:style-name="T41">stretch, center, flex-start, </text:span></text:p>
      <text:p text:style-name="P5"><text:span text:style-name="T41"><text:s text:c="5"/>flex-end, </text:span><text:span text:style-name="T42">baseline, <text:s/></text:span><text:span text:style-name="T41">initial e inherit: </text:span><text:span text:style-name="T28">elemento.style.alignItems = “ “ </text:span></text:p>
      <text:p text:style-name="P2"><text:s text:c="5"/></text:p>
      <text:p text:style-name="P6"><text:s text:c="5"/><text:span text:style-name="T6">alignSelf –</text:span><text:span text:style-name="T43"> Define o alinhamento padrão do elemento selecionado </text:span></text:p>
      <text:p text:style-name="P7"><text:span text:style-name="T43"><text:s text:c="5"/>dentro de um container flexivel, pode receber os valores </text:span><text:span text:style-name="T44">auto, stretch, </text:span></text:p>
      <text:p text:style-name="P7"><text:span text:style-name="T44"><text:s text:c="5"/>c</text:span><text:span text:style-name="T41">enter, flex-start, flex-end, </text:span><text:span text:style-name="T42">baseline, </text:span><text:span text:style-name="T41">initial e inherit: </text:span></text:p>
      <text:p text:style-name="P23"><text:span text:style-name="T1"><text:s text:c="5"/></text:span><text:span text:style-name="T2">elemento.style.alignSelf = “ “ </text:span></text:p>
      <text:p text:style-name="P8"><text:s text:c="5"/></text:p>
      <text:p text:style-name="P9"><text:span text:style-name="T7"><text:s text:c="5"/>animation – </text:span><text:span text:style-name="T50">É um shorthand que altera ou define as configurações de </text:span></text:p>
      <text:p text:style-name="P9"><text:span text:style-name="T50"><text:s text:c="5"/>animação de um elemento, el</text:span><text:span text:style-name="T52">e</text:span><text:span text:style-name="T50"> abrevia as propriedades animationName, </text:span></text:p>
      <text:p text:style-name="P38"><text:s text:c="5"/>animationDuration, animationTimingFunction, animationDelay, <text:s text:c="3"/></text:p>
      <text:p text:style-name="P38"><text:s text:c="5"/>animationIterationCount e animationDirection: </text:p>
      <text:p text:style-name="P9"><text:span text:style-name="T50"><text:s text:c="5"/></text:span><text:span text:style-name="T53">elemento.style.animation = “ “ </text:span></text:p>
      <text:p text:style-name="P10"><text:soft-page-break/><text:s text:c="5"/><text:span text:style-name="T8">animationDelay –</text:span><text:span text:style-name="T55"> Define quando a animação de um elemento será </text:span></text:p>
      <text:p text:style-name="P10"><text:span text:style-name="T55"><text:s text:c="5"/>iniciada, pode receber </text:span><text:span text:style-name="T56">s (segundos) e ms (milissegundos) como valor: <text:s text:c="2"/></text:span></text:p>
      <text:p text:style-name="P10"><text:span text:style-name="T56"><text:s text:c="5"/></text:span><text:span text:style-name="T29">elemento.style.animationDelay = “ “ </text:span></text:p>
      <text:p text:style-name="P2"><text:s text:c="5"/></text:p>
      <text:p text:style-name="P11"><text:s text:c="5"/><text:span text:style-name="T9">animationDirection –</text:span><text:span text:style-name="T56"> </text:span><text:span text:style-name="T57">Define ou retorna se a animação de um elemento </text:span></text:p>
      <text:p text:style-name="P27"><text:s text:c="5"/>deve ou não ser reproduzida em sentido inverso em ciclos alternados, </text:p>
      <text:p text:style-name="P27"><text:s text:c="5"/>pode receber os valores normal, reverse, alternate, alternate-reverse, <text:s/></text:p>
      <text:p text:style-name="P11"><text:span text:style-name="T57"><text:s text:c="5"/>initial e inherit: </text:span><text:span text:style-name="T30">elemento.style.animationDirection </text:span><text:span text:style-name="T57"><text:s/>ou </text:span></text:p>
      <text:p text:style-name="P11"><text:span text:style-name="T57"><text:s text:c="5"/></text:span><text:span text:style-name="T30">elemento.style.animationDirection = “ “ </text:span></text:p>
      <text:p text:style-name="P2"><text:s text:c="5"/></text:p>
      <text:p text:style-name="P21"><text:span text:style-name="T58"><text:s text:c="5"/></text:span><text:span text:style-name="T20">animationFillMode –</text:span><text:span text:style-name="T59"> </text:span><text:span text:style-name="T60">Define quais estilos serão aplicados ao elemento </text:span></text:p>
      <text:p text:style-name="P28"><text:s text:c="5"/>quando a animação não estiver sendo reproduzida, pode receber os </text:p>
      <text:p text:style-name="P21"><text:span text:style-name="T60"><text:s text:c="5"/>valores </text:span><text:span text:style-name="T45">none, forwards, backwards, both, initial </text:span><text:span text:style-name="T46">e</text:span><text:span text:style-name="T45"> inherit: </text:span></text:p>
      <text:p text:style-name="P22"><text:span text:style-name="T46"><text:s text:c="5"/></text:span><text:span text:style-name="T47">elemento.style.animationFillMode </text:span><text:span text:style-name="T48">ou </text:span></text:p>
      <text:p text:style-name="P22"><text:span text:style-name="T49"><text:s text:c="5"/></text:span><text:span text:style-name="T47">elemento.style.animationFillMode = “ “ </text:span></text:p>
      <text:p text:style-name="P2"><text:s text:c="5"/></text:p>
      <text:p text:style-name="P12"><text:s text:c="5"/><text:span text:style-name="T10">animationIterationCount –</text:span><text:span text:style-name="T61"> </text:span><text:span text:style-name="T62">Define ou retorna quantas vezes uma </text:span></text:p>
      <text:p text:style-name="P29"><text:s text:c="5"/>animação deve ser reproduzida, pode receber os valores infinite, numero, </text:p>
      <text:p text:style-name="P12"><text:span text:style-name="T62"><text:s text:c="5"/>initial e inherit: </text:span><text:span text:style-name="T31">elemento.style.animationIterationCount </text:span><text:span text:style-name="T54"><text:s/></text:span><text:span text:style-name="T62">ou </text:span></text:p>
      <text:p text:style-name="P12"><text:span text:style-name="T54"><text:s text:c="5"/></text:span><text:span text:style-name="T31">elemento.style.animationIterationCount = “ “</text:span></text:p>
      <text:p text:style-name="P2"><text:s text:c="5"/></text:p>
      <text:p text:style-name="P13"><text:s text:c="5"/><text:span text:style-name="T11">animationName – </text:span><text:span text:style-name="T51">R</text:span><text:span text:style-name="T63">etorna ou define o nome para a animação </text:span></text:p>
      <text:p text:style-name="P13"><text:span text:style-name="T63"><text:s text:c="5"/>@keyframes: </text:span><text:span text:style-name="T32">elemento.style.animationName</text:span><text:span text:style-name="T63"> ou <text:s/></text:span></text:p>
      <text:p text:style-name="P13"><text:span text:style-name="T63"><text:s text:c="5"/></text:span><text:span text:style-name="T32">elemento.style.animationName = “ “ </text:span></text:p>
      <text:p text:style-name="P2"><text:s text:c="5"/></text:p>
      <text:p text:style-name="P14"><text:s text:c="5"/><text:span text:style-name="T12">animationPlayState –</text:span><text:span text:style-name="T64"> </text:span><text:span text:style-name="T65">Especifica se a animação esta em execução ou </text:span></text:p>
      <text:p text:style-name="P30"><text:s text:c="5"/>pausada, pode receber os valores running, paused, initial e inherit: </text:p>
      <text:p text:style-name="P14"><text:span text:style-name="T65"><text:s text:c="5"/></text:span><text:span text:style-name="T33">elemento.style.animationPlayState </text:span><text:span text:style-name="T65"><text:s/>ou <text:s/></text:span></text:p>
      <text:p text:style-name="P14"><text:span text:style-name="T65"><text:s text:c="5"/></text:span><text:span text:style-name="T33">elemento.style.animationPlayState = “ “ </text:span></text:p>
      <text:p text:style-name="P2"><text:s text:c="5"/></text:p>
      <text:p text:style-name="P15"><text:soft-page-break/><text:s text:c="5"/><text:span text:style-name="T13">animationTimingFunction –</text:span><text:span text:style-name="T66"> </text:span><text:span text:style-name="T67">Define a curva de velocidade da animação, </text:span></text:p>
      <text:p text:style-name="P31"><text:s text:c="5"/>pode receber os valores linear, ease, ease-in, ease-out, ease-in-out, <text:s text:c="7"/></text:p>
      <text:p text:style-name="P32"><text:s text:c="5"/>cubic-bezier( <text:s/>), initial e inherit: </text:p>
      <text:p text:style-name="P16"><text:span text:style-name="T68"><text:s text:c="5"/></text:span><text:span text:style-name="T34">elemento.style.animationTimingFunction = “ “ </text:span></text:p>
      <text:p text:style-name="P2"><text:s text:c="5"/></text:p>
      <text:p text:style-name="P17"><text:s text:c="5"/><text:span text:style-name="T14">backdropFilter –</text:span><text:span text:style-name="T69"> Permite aplicar efeitos graficos no fundo de um </text:span></text:p>
      <text:p text:style-name="P33"><text:s text:c="5"/>determinado elemento, necessitando deixar o fundo pelo menos </text:p>
      <text:p text:style-name="P33"><text:s text:c="5"/>parcialmente transparente para o efeito ser visto, pode receber os </text:p>
      <text:p text:style-name="P18"><text:span text:style-name="T69"><text:s text:c="5"/>valores </text:span><text:span text:style-name="T70">blur, brightness, contrast, drop-shadow, grayscale, hue-rotate, </text:span></text:p>
      <text:p text:style-name="P18"><text:span text:style-name="T70"><text:s text:c="5"/>invert, opacity, sepia e saturate: </text:span><text:span text:style-name="T35">elemento.style.backdropFilter = “ “ </text:span></text:p>
      <text:p text:style-name="P2"><text:s text:c="5"/></text:p>
      <text:p text:style-name="P19"><text:s text:c="5"/><text:span text:style-name="T15">backfaceVisibility –</text:span><text:span text:style-name="T71"> </text:span><text:span text:style-name="T72">Define se um elemento deve ou não ficar visivel </text:span></text:p>
      <text:p text:style-name="P34"><text:s text:c="5"/>quando não estiver voltado para a tela, pode receber os valores visible, </text:p>
      <text:p text:style-name="P34"><text:s text:c="5"/>hidden, initial e inherit: </text:p>
      <text:p text:style-name="P19"><text:span text:style-name="T72"><text:s text:c="5"/></text:span><text:span text:style-name="T36">elemento.style.backfaceVisibility = “ “ </text:span></text:p>
      <text:p text:style-name="P2"><text:s text:c="5"/></text:p>
      <text:p text:style-name="P35"><text:s text:c="5"/><text:span text:style-name="T16">background –</text:span><text:span text:style-name="T73"> </text:span><text:span text:style-name="T74">É um shorthand que define, altera ou retorna as </text:span></text:p>
      <text:p text:style-name="P35"><text:span text:style-name="T74"><text:s text:c="5"/>configurações de plano de fundo de um </text:span><text:span text:style-name="T75">elemento, </text:span><text:span text:style-name="T76">ele abrevia as </text:span></text:p>
      <text:p text:style-name="P35"><text:span text:style-name="T74"><text:s text:c="5"/></text:span><text:span text:style-name="T76">propriedades backgroundAttachment, backgroundClip, backgroundColor, </text:span></text:p>
      <text:p text:style-name="P35"><text:span text:style-name="T74"><text:s text:c="5"/></text:span><text:span text:style-name="T76">backgroundImage, backgroundOrigin, backgroundPosition, </text:span></text:p>
      <text:p text:style-name="P35"><text:span text:style-name="T74"><text:s text:c="5"/></text:span><text:span text:style-name="T76">backgroundRepeat e backgroundSize: </text:span><text:span text:style-name="T37">elemento.style.background = “ “ </text:span></text:p>
      <text:p text:style-name="P2"><text:s text:c="5"/></text:p>
      <text:p text:style-name="P36"><text:s text:c="5"/><text:span text:style-name="T17">backgroundAttachment –</text:span><text:span text:style-name="T77"> </text:span><text:span text:style-name="T78">Define ou retorna se uma imagem de plano de <text:s/></text:span></text:p>
      <text:p text:style-name="P36"><text:span text:style-name="T78"><text:s text:c="5"/>fundo deve rolar com o conteudo ou ser corrigida, pode receber os </text:span></text:p>
      <text:p text:style-name="P36"><text:span text:style-name="T78"><text:s text:c="5"/>valores scroll, fixed, local, initial e inherit: </text:span></text:p>
      <text:p text:style-name="P36"><text:span text:style-name="T78"><text:s text:c="5"/></text:span><text:span text:style-name="T38">elemento.style.backgroundAttachment </text:span><text:span text:style-name="T78"><text:s/>ou <text:s/></text:span></text:p>
      <text:p text:style-name="P36"><text:span text:style-name="T78"><text:s text:c="5"/></text:span><text:span text:style-name="T38">elemento.style.backgroundAttachment = “ “ </text:span></text:p>
      <text:p text:style-name="P2"><text:s text:c="5"/></text:p>
      <text:p text:style-name="P37"><text:s text:c="5"/></text:p>
      <text:p text:style-name="P37"><text:span text:style-name="T18"><text:s text:c="5"/></text:span></text:p>
      <text:p text:style-name="P37"><text:soft-page-break/><text:span text:style-name="T18"><text:s text:c="5"/>backgroundClip –</text:span><text:span text:style-name="T79"> </text:span><text:span text:style-name="T80">Define ou retorna a area de pintura do plano de fundo, <text:s text:c="14"/></text:span></text:p>
      <text:p text:style-name="P37"><text:span text:style-name="T81"><text:s text:c="5"/>ou seja, se o plano de fundo vai até a borda, caixa de preenchimento ou </text:span></text:p>
      <text:p text:style-name="P37"><text:span text:style-name="T81"><text:s text:c="5"/>caixa de conteudo, </text:span><text:span text:style-name="T82">pode receber os valores border-box, padding-box, <text:s/></text:span></text:p>
      <text:p text:style-name="P37"><text:span text:style-name="T82"><text:s text:c="5"/>content-box, initial e inherit: </text:span><text:span text:style-name="T40">elemento.style.backgroundClip = “ “ </text:span></text:p>
      <text:p text:style-name="P2"><text:s text:c="5"/></text:p>
      <text:p text:style-name="P2"><text:s text:c="5"/><text:span text:style-name="T19">backgroundColor -</text:span><text:span text:style-name="T83"> </text:span></text:p>
      <text:p text:style-name="P2"><text:s text:c="5"/></text:p>
      <text:p text:style-name="P2"><text:s text:c="5"/></text:p>
      <text:p text:style-name="P2"><text:s text:c="5"/></text:p>
      <text:p text:style-name="P2"><text:s text:c="5"/></text:p>
      <text:p text:style-name="P2"><text:s text:c="5"/></text:p>
      <text:p text:style-name="P2"><text:s text:c="5"/></text:p>
      <text:p text:style-name="P2"><text:s text:c="5"/></text:p>
      <text:p text:style-name="P2"><text:s text:c="5"/></text:p>
      <text:p text:style-name="P2"><text:s text:c="5"/></text:p>
      <text:p text:style-name="P2"><text:s text:c="5"/></text:p>
      <text:p text:style-name="P2"><text:s text:c="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05:09.150139258</meta:creation-date>
    <dc:date>2023-02-13T19:00:19.569971738</dc:date>
    <meta:editing-duration>PT9H24M57S</meta:editing-duration>
    <meta:editing-cycles>32</meta:editing-cycles>
    <meta:generator>LibreOffice/7.0.4.2$Linux_X86_64 LibreOffice_project/00$Build-2</meta:generator>
    <meta:document-statistic meta:table-count="0" meta:image-count="0" meta:object-count="0" meta:page-count="4" meta:paragraph-count="105" meta:word-count="552" meta:character-count="4902" meta:non-whitespace-character-count="3786"/>
  </office:meta>
</office:document-meta>
</file>